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weight="normal" style:font-weight-asian="normal" style:font-weight-complex="normal"/>
    </style:style>
    <style:style style:name="P7" style:family="paragraph" style:parent-style-name="Text_20_body">
      <style:text-properties fo:font-size="22pt" fo:font-weight="bold" style:font-size-asian="22pt" style:font-weight-asian="bold" style:font-size-complex="22pt" style:font-weight-complex="bold"/>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paragraph-properties fo:text-align="justify" style:justify-single-word="false"/>
      <style:text-properties fo:font-style="normal" style:font-style-asian="normal" style:font-style-complex="normal"/>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3"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4"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5" style:family="paragraph" style:parent-style-name="Text_20_body">
      <style:paragraph-properties fo:text-align="justify" style:justify-single-word="false" fo:break-before="page"/>
      <style:text-properties fo:font-weight="normal" style:font-weight-asian="normal" style:font-weight-complex="normal"/>
    </style:style>
    <style:style style:name="P16"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7" style:family="paragraph" style:parent-style-name="Heading_20_2">
      <style:paragraph-properties fo:text-align="justify" style:justify-single-word="false"/>
    </style:style>
    <style:style style:name="P18" style:family="paragraph" style:parent-style-name="Heading_20_2">
      <style:text-properties fo:font-weight="bold" style:font-weight-asian="bold" style:font-weight-complex="bold"/>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fo:font-weight="bold" style:font-weight-asian="bold" style:font-weight-complex="bold"/>
    </style:style>
    <style:style style:name="P21" style:family="paragraph" style:parent-style-name="Heading_20_2">
      <style:paragraph-properties fo:text-align="justify" style:justify-single-word="false"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1">
      <style:paragraph-properties fo:break-before="page"/>
    </style:style>
    <style:style style:name="P25" style:family="paragraph" style:parent-style-name="Heading_20_1">
      <style:paragraph-properties fo:text-align="justify" style:justify-single-word="false" fo:break-before="page"/>
    </style:style>
    <style:style style:name="P26" style:family="paragraph" style:parent-style-name="Heading_20_3">
      <style:text-properties fo:font-weight="bold" style:font-weight-asian="bold" style:font-weight-complex="bold"/>
    </style:style>
    <style:style style:name="P27" style:family="paragraph" style:parent-style-name="Header">
      <style:paragraph-properties fo:text-align="center" style:justify-single-word="false"/>
    </style:style>
    <style:style style:name="P28" style:family="paragraph" style:parent-style-name="Text_20_body" style:list-style-name="L1">
      <style:paragraph-properties fo:text-align="justify" style:justify-single-word="false"/>
    </style:style>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2">
      <style:paragraph-properties fo:text-align="justify" style:justify-single-word="false"/>
      <style:text-properties fo:font-weight="normal" style:font-weight-asian="normal" style:font-weight-complex="normal"/>
    </style:style>
    <style:style style:name="P31" style:family="paragraph" style:parent-style-name="Text_20_body" style:list-style-name="L3">
      <style:paragraph-properties fo:text-align="justify" style:justify-single-word="false"/>
      <style:text-properties fo:font-weight="normal" style:font-weight-asian="normal" style:font-weight-complex="normal"/>
    </style:style>
    <style:style style:name="P32" style:family="paragraph" style:parent-style-name="Text_20_body" style:list-style-name="L6">
      <style:text-properties fo:font-weight="normal" style:font-weight-asian="normal" style:font-weight-complex="normal"/>
    </style:style>
    <style:style style:name="P33" style:family="paragraph" style:parent-style-name="Text_20_body" style:list-style-name="L7">
      <style:text-properties fo:font-weight="normal" style:font-weight-asian="normal" style:font-weight-complex="normal"/>
    </style:style>
    <style:style style:name="P34" style:family="paragraph" style:parent-style-name="Text_20_body" style:list-style-name="L8">
      <style:text-properties fo:font-weight="normal" style:font-weight-asian="normal" style:font-weight-complex="normal"/>
    </style:style>
    <style:style style:name="P35" style:family="paragraph" style:parent-style-name="Text_20_body" style:list-style-name="L9">
      <style:text-properties fo:font-weight="normal" style:font-weight-asian="normal" style:font-weight-complex="normal"/>
    </style:style>
    <style:style style:name="P36" style:family="paragraph" style:parent-style-name="Text_20_body" style:list-style-name="L10">
      <style:text-properties fo:font-weight="normal" style:font-weight-asian="normal" style:font-weight-complex="normal"/>
    </style:style>
    <style:style style:name="P37" style:family="paragraph" style:parent-style-name="Text_20_body" style:list-style-name="L11">
      <style:text-properties fo:font-weight="normal" style:font-weight-asian="normal" style:font-weight-complex="normal"/>
    </style:style>
    <style:style style:name="P38" style:family="paragraph" style:parent-style-name="Text_20_body">
      <style:paragraph-properties fo:text-align="start" style:justify-single-word="false"/>
      <style:text-properties fo:font-weight="normal" style:font-weight-asian="normal" style:font-weight-complex="normal"/>
    </style:style>
    <style:style style:name="P39" style:family="paragraph" style:parent-style-name="Text_20_body" style:list-style-name="L11">
      <style:paragraph-properties fo:text-align="start" style:justify-single-word="false"/>
      <style:text-properties fo:font-weight="normal" style:font-weight-asian="normal" style:font-weight-complex="normal"/>
    </style:style>
    <style:style style:name="P40" style:family="paragraph" style:parent-style-name="Text_20_body" style:list-style-name="L13">
      <style:text-properties fo:font-weight="normal" style:font-weight-asian="normal" style:font-weight-complex="normal"/>
    </style:style>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12">
      <style:text-properties fo:font-style="normal" fo:font-weight="normal" style:font-style-asian="normal" style:font-weight-asian="normal" style:font-style-complex="normal" style:font-weight-complex="normal"/>
    </style:style>
    <style:style style:name="P44" style:family="paragraph" style:parent-style-name="Text_20_body" style:list-style-name="L14"/>
    <style:style style:name="P45" style:family="paragraph" style:parent-style-name="Text_20_body" style:list-style-name="L15">
      <style:paragraph-properties fo:text-align="start" style:justify-single-word="false"/>
    </style:style>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text-properties style:font-name="Liberation Mono1" fo:font-size="10pt" fo:language="zxx" fo:country="none" style:font-size-asian="10pt" style:language-asian="zxx" style:country-asian="none" style:font-size-complex="10pt" style:language-complex="zxx" style:country-complex="none"/>
    </style:style>
    <style:style style:name="P49" style:family="paragraph" style:parent-style-name="Text_20_body" style:list-style-name="L17">
      <style:paragraph-properties fo:text-align="start" style:justify-single-word="false"/>
      <style:text-properties style:font-name="Liberation Mono1" fo:font-size="10pt" style:font-size-asian="10pt" style:font-size-complex="10pt"/>
    </style:style>
    <style:style style:name="P50"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51" style:family="paragraph" style:parent-style-name="Text_20_body" style:list-style-name="L5">
      <style:paragraph-properties fo:margin-left="1.251cm" fo:margin-right="0cm" fo:margin-top="0cm" fo:margin-bottom="0cm" fo:text-indent="0cm" style:auto-text-indent="false"/>
    </style:style>
    <style:style style:name="P52" style:family="paragraph" style:parent-style-name="Text_20_body" style:list-style-name="L4">
      <style:paragraph-properties fo:margin-left="1.251cm" fo:margin-right="0cm" fo:margin-top="0cm" fo:margin-bottom="0cm" fo:text-align="justify" style:justify-single-word="false" fo:text-indent="0cm" style:auto-text-indent="false"/>
    </style:style>
    <style:style style:name="P53" style:family="paragraph" style:parent-style-name="Text_20_body">
      <style:paragraph-properties fo:margin-left="1.251cm" fo:margin-right="0cm" fo:text-align="start" style:justify-single-word="false" fo:text-indent="0cm" style:auto-text-indent="false"/>
    </style:style>
    <style:style style:name="P54" style:family="paragraph" style:parent-style-name="Text_20_body" style:list-style-name="L4">
      <style:paragraph-properties fo:margin-left="1.251cm" fo:margin-right="0cm" fo:text-align="start" style:justify-single-word="false" fo:text-indent="0cm" style:auto-text-indent="false"/>
    </style:style>
    <style:style style:name="P55" style:family="paragraph" style:parent-style-name="Text_20_body" style:list-style-name="L5">
      <style:paragraph-properties fo:margin-left="1.251cm" fo:margin-right="0cm" fo:text-indent="0cm" style:auto-text-indent="false"/>
    </style:style>
    <style:style style:name="P56" style:family="paragraph" style:parent-style-name="Text_20_body" style:list-style-name="L9">
      <style:paragraph-properties fo:margin-top="0cm" fo:margin-bottom="0cm"/>
    </style:style>
    <style:style style:name="P57" style:family="paragraph" style:parent-style-name="Text_20_body" style:list-style-name="L5">
      <style:paragraph-properties fo:margin-left="0cm" fo:margin-right="0cm" fo:text-align="justify" style:justify-single-word="false" fo:text-indent="0cm" style:auto-text-indent="false"/>
    </style:style>
    <style:style style:name="P58" style:family="paragraph" style:list-style-name="L11"/>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Konekirjoitusteksti">
      <style:paragraph-properties fo:text-align="start" style:justify-single-word="false"/>
    </style:style>
    <style:style style:name="P61" style:family="paragraph" style:parent-style-name="Konekirjoitusteksti">
      <style:text-properties style:font-name="Liberation Mono1" fo:language="zxx" fo:country="none" style:language-asian="zxx" style:country-asian="none" style:language-complex="zxx" style:country-complex="none"/>
    </style:style>
    <style:style style:name="T1" style:family="text">
      <style:text-properties fo:language="fi" fo:country="FI"/>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weight="normal" style:language-asian="zxx" style:country-asian="none" style:font-weight-asian="normal" style:language-complex="zxx" style:country-complex="none" style:font-weight-complex="normal"/>
    </style:style>
    <style:style style:name="T11" style:family="text">
      <style:text-properties fo:language="zxx" fo:country="none" fo:font-style="normal" style:language-asian="zxx" style:country-asian="none" style:font-style-asian="normal" style:language-complex="zxx" style:country-complex="none" style:font-style-complex="normal"/>
    </style:style>
    <style:style style:name="T12" style:family="text">
      <style:text-properties fo:font-weight="bold" style:font-weight-asian="bold" style:font-weight-complex="bold"/>
    </style:style>
    <style:style style:name="T13"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PRX Software Requirement Specificatio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22">1 <text:s/>APRX Software Requirement Specification<text:tab/> <text:s/>2</text:p>
          <text:p text:style-name="P23">1.1 <text:s/>Purpose:<text:tab/> <text:s/>2</text:p>
          <text:p text:style-name="P23">1.2 <text:s/>Usage Environments:<text:tab/> <text:s/>3</text:p>
          <text:p text:style-name="P22">2 <text:s/>Treatment rules:<text:tab/> <text:s/>4</text:p>
          <text:p text:style-name="P23">2.1 <text:s/>Basic IGate rules:<text:tab/> <text:s/>4</text:p>
          <text:p text:style-name="P23">2.2 <text:s/>Low-Level Transmission Rules:<text:tab/> <text:s/>5</text:p>
          <text:p text:style-name="P23">2.3 <text:s/>Low-Level Receiving Rules:<text:tab/> <text:s/>6</text:p>
          <text:p text:style-name="P23">2.4 <text:s/>Additional Tx-IGate rules:<text:tab/> <text:s/>6</text:p>
          <text:p text:style-name="P23">2.5 <text:s/>Digipeater Rules:<text:tab/> <text:s/>7</text:p>
          <text:p text:style-name="P23">2.6 <text:s/>Duplicate Detector<text:tab/> <text:s/>8</text:p>
          <text:p text:style-name="P23">2.7 <text:s/>Radio Interface Statistics Telemetry<text:tab/> <text:s/>8</text:p>
          <text:p text:style-name="P23">2.8 <text:s/>Individual Call-Signs for Each Receiver, or Not?<text:tab/> <text:s/>9</text:p>
          <text:p text:style-name="P23">2.9 <text:s/>Beaconing<text:tab/> <text:s/>10</text:p>
          <text:p text:style-name="P59">2.9.1 <text:s/>Radio Beaconing<text:tab/> <text:s/>10</text:p>
          <text:p text:style-name="P59">2.9.2 <text:s/>Network beaconing<text:tab/> <text:s/>10</text:p>
          <text:p text:style-name="P22">3 <text:s/>Configuration Language<text:tab/> <text:s/>11</text:p>
          <text:p text:style-name="P23">3.1 <text:s/>APRSIS Interface Definition<text:tab/> <text:s/>12</text:p>
          <text:p text:style-name="P23">3.2 <text:s/>Radio Interface Definitions<text:tab/> <text:s/>12</text:p>
          <text:p text:style-name="P23">3.3 <text:s/>Digipeating Definitions<text:tab/> <text:s/>13</text:p>
        </text:index-body>
      </text:table-of-content>
      <text:p text:style-name="P4"/>
      <text:p text:style-name="P4"/>
      <text:h text:style-name="P25" text:outline-level="1">APRX Software Requirement Specification</text:h>
      <text:p text:style-name="P2">This is <text:span text:style-name="T2">Requirement Specification</text:span><text:span text:style-name="T4"> for a software serving in Amateur Radio APRS service.</text:span></text:p>
      <text:p text:style-name="P9">Reader is assumed to be proficient with used terminology, and they are not usually explained here.</text:p>
      <text:h text:style-name="P17" text:outline-level="2">Purpose:</text:h>
      <text:p text:style-name="P2">This describes algorithmic, IO-, and environmental requirements for a software doing any combination of following four tasks related to APRS service:</text:p>
      <text:list xml:id="list506383096" text:style-name="L1">
        <text:list-item>
          <text:p text:style-name="P28">Listen on messages with a radio, and pass them to APRSIS network service</text:p>
        </text:list-item>
        <text:list-item>
          <text:p text:style-name="P28">Listen on messages with a radio, and selectively re-send them on radio</text:p>
        </text:list-item>
        <text:list-item>
          <text:p text:style-name="P28">Listen on messages with a radio, and selectively re-send them on radios on other frequencies</text:p>
        </text:list-item>
        <text:list-item>
          <text:p text:style-name="P28">Receive messages from APRSIS network, and after selective filtering, send some of them on radio</text:p>
        </text:list-item>
      </text:list>
      <text:p text:style-name="P2"/>
      <text:p text:style-name="P2">Existing <text:s/><text:span text:style-name="T2">aprx</text:span> software implements Receive-Only (Rx) IGate functionality, and the purpose of this paper is to map new things that it will need for extending functionality further.</text:p>
      <text:p text:style-name="P2"/>
      <text:p text:style-name="P2"/>
      <text:h text:style-name="P21" text:outline-level="2">Usage Environments:</text:h>
      <text:p text:style-name="P2">The <text:s/><text:span text:style-name="T3">aprx</text:span><text:span text:style-name="T5"> <text:s/>software can be used in several kinds of environments to handle multiple tasks associated with local APRS network infrastructure tasks.</text:span></text:p>
      <text:p text:style-name="P6">On following one should remember that amateur radio transmitters need a licensed owner/operator/license themselves, but receivers do not:</text:p>
      <text:list xml:id="list644107983" text:style-name="L2">
        <text:list-item>
          <text:p text:style-name="P30">License-free Receive-Only (RX) IGate, to add more “ears” to hear packets, and to pipe them to APRSIS</text:p>
        </text:list-item>
        <text:list-item>
          <text:p text:style-name="P30">Licensed bidirectional IGate, selectively passing messages from radio channels to APRSIS, and from APRSIS to radio channels, but not repeating packets heard on a radio channel back to a radio channel.</text:p>
        </text:list-item>
        <text:list-item>
          <text:p text:style-name="P30">Licensed bidirectional IGate plus selectively re-sending of packets heard on radio channels <text:s/>back to radio channels</text:p>
        </text:list-item>
        <text:list-item>
          <text:p text:style-name="P30">Licensed system for selectively re-sending of packets heard on radio channels back to other radio channels, and this without bidirectional IGate service.</text:p>
        </text:list-item>
        <text:list-item>
          <text:p text:style-name="P30">Licensed system for selectively re-sending of packets heard on radio channels back to radio channels, and doing with with “receive only” IGate, so passing information heard on radio channel to APRSIS, and not the other way at all.</text:p>
        </text:list-item>
      </text:list>
      <text:p text:style-name="P6"/>
      <text:p text:style-name="P6">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584520851" text:style-name="L3">
        <text:list-item>
          <text:p text:style-name="P31">3 different frequencies in use, traffic is being relayed in between them, and the APRSIS network.</text:p>
        </text:list-item>
        <text:list-item>
          <text:p text:style-name="P31">On each frequency there are multiple receivers, and one well placed transmitter.</text:p>
        </text:list-item>
        <text:list-item>
          <text:p text:style-name="P31">Relaying from one frequency to other frequency may end up having different rules, than when re-sending on same frequency: Incoming packet retains traced paths, and gets <text:span text:style-name="T9">WIDEn-N/TRACEn-N</text:span> requests replaced with whatever <text:span text:style-name="T9">sysop</text:span> wants.</text:p>
        </text:list-item>
      </text:list>
      <text:p text:style-name="P6"/>
      <text:p text:style-name="P6"/>
      <text:h text:style-name="P24" text:outline-level="1">Treatment rules:</text:h>
      <text:p text:style-name="P6">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6">General rules for these receiving filters are described here:</text:p>
      <text:p text:style-name="P3"><text:a xlink:type="simple" xlink:href="http://www.aprs-is.net/IGateDetails.aspx"><text:span text:style-name="T5">http://www.aprs-is.net/IGateDetails.aspx</text:span></text:a></text:p>
      <text:p text:style-name="P16"/>
      <text:p text:style-name="P13">Gate all packets heard on RF to the Internet (Rx-IGate) EXCEPT</text:p>
      <text:list xml:id="list319337600" text:style-name="L4">
        <text:list-item>
          <text:p text:style-name="P52">3<text:span text:style-name="T6">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50">generic queries (data type '?' ). </text:p>
        </text:list-item>
        <text:list-item>
          <text:p text:style-name="P54">packets with TCPIP, TCPXX, NOGATE, or RFONLY in the header, especially in those opened up from a 3<text:span text:style-name="T6">rd</text:span> party packets.</text:p>
        </text:list-item>
      </text:list>
      <text:p text:style-name="P6"/>
      <text:p text:style-name="P14">Gate message packets and associated posits to RF (Tx-IGate) if</text:p>
      <text:list xml:id="list1192634324" text:style-name="L5">
        <text:list-item>
          <text:p text:style-name="P51">the receiving station has been heard within range within a predefined time period (range defined as digi hops, distance, or both). </text:p>
        </text:list-item>
        <text:list-item>
          <text:p text:style-name="P51">the sending station has not been heard via RF within a predefined time period (packets gated from the Internet by other stations are excluded from this test). </text:p>
        </text:list-item>
        <text:list-item>
          <text:p text:style-name="P51">the sending station does not have TCPXX, NOGATE, or RFONLY in the header. </text:p>
        </text:list-item>
        <text:list-item>
          <text:p text:style-name="P55">the receiving station has not been heard via the Internet within a predefined time period.</text:p>
          <text:p text:style-name="P57">A station is said to be heard via the Internet if packets from the station contain TCPIP* or TCPXX* in the header or if gated (3<text:span text:style-name="T6">rd</text:span> party) packets are seen on RF gated by the station and containing TCPIP or TCPXX in the 3<text:span text:style-name="T6">rd</text:span> party header (in other words, the station is seen on RF as being an IGate). </text:p>
        </text:list-item>
      </text:list>
      <text:p text:style-name="P11">Gate all packets to RF based on criteria set by the sysop (such as call sign, object name, etc.).</text:p>
      <text:p text:style-name="P6"/>
      <text:p text:style-name="P6">Rx-IGate to APRSIS can use duplicate detection, and refuse to repeat same packet over and over again to APRSIS network.</text:p>
      <text:p text:style-name="P6">With more advanced looking inside frames to be relayed, both the digipeater and Tx-IGate can use filtering rules, like “packet reports a position that is within my service area.”</text:p>
      <text:p text:style-name="P6"/>
      <text:p text:style-name="P15"/>
      <text:p text:style-name="P6">From multiple receivers + single (or fewer) transmitter(s) follows, than when a more usual system does not hear what it sent out itself, this one will hear, and its receivers must have a way to ignore a frame it sent out itself a moment ago.</text:p>
      <text:p text:style-name="P6">Without explicit “ignore what I just sent” filtering, an APRS packet will get reported twice to APRSIS:</text:p>
      <text:p text:style-name="P6"><text:tab/><text:span text:style-name="T9"> <text:s/>rx </text:span><text:span text:style-name="T8">⇒</text:span><text:span text:style-name="T9"> igate-to-aprsis + digi </text:span><text:span text:style-name="T8">⇒</text:span><text:span text:style-name="T9"> tx </text:span><text:span text:style-name="T8">⇒</text:span><text:span text:style-name="T9"> rx </text:span><text:span text:style-name="T8">⇒</text:span><text:span text:style-name="T9"> igate-to-aprsis + digi</text:span> (dupe filter stops)</text:p>
      <text:p text:style-name="P6">Digipeating will use common packet duplication testing to sent similar frame out only once per given time interval (normally 30 seconds.)</text:p>
      <text:p text:style-name="P6"/>
      <text:h text:style-name="P18" text:outline-level="2">Low-Level Transmission Rules:</text:h>
      <text:p text:style-name="P5">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1970307124" text:style-name="L6">
        <text:list-item>
          <text:p text:style-name="P32">Duplication detector per transmitter: <text:s/>Digipeater and Tx-IGate will ignore packets finding a hit in this subsystem.</text:p>
        </text:list-item>
        <text:list-item>
          <text:p text:style-name="P32">A candidate packet is then subjected to a number of filters, and if approved for it, the packet will be put on duplicate packet detection database (one for each transmitter.) <text:s text:c="2"/>See Digipeater Rules, below.</text:p>
        </text:list-item>
        <text:list-item>
          <text:p text:style-name="P32">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5">Also, transmitters should be kept in limited leash: Transmission queue is less than T seconds ( &lt; 5 ? ), which needs some smart scheduling coding, when link from computer to <text:s/>TNC is considerably faster.</text:p>
      <text:p text:style-name="P5">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5"/>
      <text:h text:style-name="P20" text:outline-level="2">Low-Level Receiving Rules:</text:h>
      <text:list xml:id="list2034019150" text:style-name="L7">
        <text:list-item>
          <text:p text:style-name="P33">Received AX.25 packet is compared against “my freshly sent packets” storage, and matched ones are dropped. <text:s/>(Case of one/few transmitters, and multiple receivers hearing them.)</text:p>
        </text:list-item>
        <text:list-item>
          <text:p text:style-name="P33">Received packet is validated against AX.25 basic structure, invalid ones are dropped.</text:p>
        </text:list-item>
        <text:list-item>
          <text:p text:style-name="P33">Received packet is validated against Rx-IGate rules, forbidden ones are dropped (like when a VIA-field contains invalid data.)</text:p>
        </text:list-item>
        <text:list-item>
          <text:p text:style-name="P41"><text:span text:style-name="T5">Packet may be rejected for Rx-IGate, but it may still be valid for digipeating!<text:line-break/>For example a 3</text:span><text:span text:style-name="T7">rd</text:span><text:span text:style-name="T5"> party frame is OK to digipeat, but not to Rx-IGate to APRSIS!<text:line-break/>Also some D-STAR to APRS gateways output 3</text:span><text:span text:style-name="T7">rd</text:span><text:span text:style-name="T5"> party frames, while the original frame is quite close to an APRS frame.</text:span></text:p>
        </text:list-item>
      </text:list>
      <text:p text:style-name="P5">Divide packet rejection filters to common, and destination specific ones.</text:p>
      <text:h text:style-name="P18" text:outline-level="2">Additional Tx-IGate rules:</text:h>
      <text:p text:style-name="P5">The Tx-IGate can have additional rules for control:</text:p>
      <text:list xml:id="list715211221" text:style-name="L8">
        <text:list-item>
          <text:p text:style-name="P42">M<text:span text:style-name="T5">ultiple filters look inside the message, and can enforce a rule of “repeat only packets within my service area,” or to “limit passing message responses only to destinations within my service area”. <text:s/>Filter input syntax per javAPRSSrvr's adjunct filters with negation extension.</text:span></text:p>
        </text:list-item>
        <text:list-item>
          <text:p text:style-name="P34">Basic gate filtering rules:</text:p>
        </text:list-item>
      </text:list>
      <text:list xml:id="list1376459324" text:style-name="L9">
        <text:list-item>
          <text:list>
            <text:list-item>
              <text:p text:style-name="P56">the receiving station has been heard within range within a predefined time period (range defined as digi hops, distance, or both). </text:p>
            </text:list-item>
            <text:list-item>
              <text:p text:style-name="P56">the sending station has not been heard via RF within a predefined time period (packets gated from the Internet by other stations are excluded from this test). </text:p>
            </text:list-item>
            <text:list-item>
              <text:p text:style-name="P56">the sending station does not have TCPXX, NOGATE, or RFONLY in the header. </text:p>
            </text:list-item>
            <text:list-item>
              <text:p text:style-name="P35">the receiving station has not been heard via the Internet within a predefined time period.</text:p>
            </text:list-item>
          </text:list>
        </text:list-item>
      </text:list>
      <text:p text:style-name="P12">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1721823537" text:style-name="L10">
        <text:list-item>
          <text:p text:style-name="P36">Optionally wait a few seconds (like a random number of seconds in range of 1 to 5 seconds) before letting received packet out. <text:s/>This permits other systems to be faster than the Tx-IGate system, and thus to get their voice.</text:p>
        </text:list-item>
      </text:list>
      <text:p text:style-name="P5"/>
      <text:p text:style-name="P5"/>
      <text:h text:style-name="P20" text:outline-level="2">Digipeater Rules:</text:h>
      <text:p text:style-name="P5">Digipeater will do following for each transmitter:</text:p>
      <text:list xml:id="list1618825016" text:style-name="L11">
        <text:list-item>
          <text:p text:style-name="P37">Compare candidate packet against duplicate filter, if found, then drop it. (Low-level transmission rules, number 1)</text:p>
        </text:list-item>
        <text:list-item>
          <text:p text:style-name="P37">Count number of hops the message has so far done, and...</text:p>
        </text:list-item>
        <text:list-item>
          <text:p text:style-name="P37">Figure out the number of hops the message has been requested to do<text:line-break/>(e.g. <text:s/>“OH2XYZ-1&gt;APRS,OH2RDU*,WIDE7-5: ...” will report that there was request of 7 hops, so far 2 have been executed – one is shown on trace path.)</text:p>
        </text:list-item>
        <text:list-item>
          <text:p text:style-name="P37">If either of previous ones are over any of configured limits, the packet is dropped.</text:p>
        </text:list-item>
        <text:list-item>
          <text:p text:style-name="P37">FIXME: <text:span text:style-name="T9">WIDEn-N/TRACEn-N</text:span> treatment rules: <text:s/>By default treat both as TRACE, have an option to disable “WIDE-is-TRACE” mode. <text:s/>Possibly additional keywords for cross-band digipeating? <text:s/>(E.g. Bruninga said '6MTRSn-N' would be 'WIDEn-N' <text:s/>on 50 MHz APRS, and only there.)</text:p>
        </text:list-item>
        <text:list-item>
          <text:p text:style-name="P37">Multiple filters look inside the message, and can enforce a rule of “repeat only packets within my service area.”</text:p>
        </text:list-item>
        <text:list-item>
          <text:p text:style-name="P37">FIXME: Cross frequency digipeating? <text:s text:c="2"/>Treat much like Tx-IGate?<text:line-break/>Relaying from one frequency to other frequency may end up having different rules, than when re-sending on same frequency: Incoming packet retains traced paths, and gets <text:span text:style-name="T9">WIDEn-N/TRACEn-N</text:span> requests replaced with whatever sysop wants.</text:p>
        </text:list-item>
        <text:list-item>
          <text:p text:style-name="P39">Cross band relaying may need to add both an indication of “received on 2m”, and transmitter identifier: “sent on 6m”:<text:line-break/>“OH2XYZ-1&gt;APRS,RX2M*,OH2RDK-6*,WIDE3-2: ...”</text:p>
          <text:p><text:span text:style-name="T5">This “source </text:span>indication<text:span text:style-name="T5"> token” may not have anything to do with real receiver identifier, which is always shown on packets passed to APRSIS.</text:span></text:p>
        </text:list-item>
      </text:list>
      <text:p text:style-name="P5"/>
      <text:p text:style-name="P38">The MIC-e has a weird way to define same thing as normal packets do with<text:line-break/><text:tab/>SRCCALL-n&gt;DEST,WIDE2-2: ...<text:line-break/>The MIC-e way (on specification, practically nobody implements it) is:<text:line-break/><text:tab/>SRCCALL-n&gt;DEST-2: ...</text:p>
      <text:p text:style-name="P5"/>
      <text:p text:style-name="P5"/>
      <text:h text:style-name="P19" text:outline-level="2">Duplicate Detector</text:h>
      <text:p text:style-name="P5">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5">Practically the packet being compared at Duplicate Detector will be terminated at first CR or LF in the packet, and if there is a space character preceding the line end, also that is ignored when calculating duplication match. <text:s/><text:span text:style-name="T12">However: The Space Characters are sent, if any are received, also when at the end of the packet!</text:span> <text:s/>(Some TNC:s have added one or two extra space characters on packets they digipeat...)</text:p>
      <text:p text:style-name="P5">The “destination without SSID” rule comes from MIC-e specification, where a destination <text:span text:style-name="T9">WIDEn</text:span> uses SSID to denote number of distribution hops.</text:p>
      <text:p text:style-name="P5"/>
      <text:h text:style-name="Heading_20_2" text:outline-level="2">Radio Interface Statistics Telemetry</text:h>
      <text:p text:style-name="P5">Current <text:span text:style-name="T2">aprx</text:span><text:span text:style-name="T4"> software offers telemetry data on radio interfaces. <text:s/>It consists of following four things. Telemetry is reported to APRS-IS every 10 minutes:</text:span></text:p>
      <text:list xml:id="list1872859440" text:style-name="L12">
        <text:list-item>
          <text:p text:style-name="P43">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43">Channel occupancy average in Erlangs over 10 minute interval. Same data source as above.</text:p>
        </text:list-item>
        <text:list-item>
          <text:p text:style-name="P43">Count of received packets over 10 minutes.</text:p>
        </text:list-item>
        <text:list-item>
          <text:p text:style-name="P43">Count of packets dropped for some reason during that 10 minute period.</text:p>
        </text:list-item>
      </text:list>
      <text:p text:style-name="P5">Additional telemetry data points could be:</text:p>
      <text:list xml:id="list70832587" text:style-name="L13">
        <text:list-item>
          <text:p text:style-name="P40">Number of transmitted packets over 10 minute interval</text:p>
        </text:list-item>
        <text:list-item>
          <text:p text:style-name="P40">Number of packets IGate:d from APRSIS over 10 minute interval</text:p>
        </text:list-item>
        <text:list-item>
          <text:p text:style-name="P40">Number of packets digipeated for this radio interface over 10 minute interval</text:p>
        </text:list-item>
        <text:list-item>
          <text:p text:style-name="P40">Erlang calculations could include both Rx and Tx, but could also be separate.</text:p>
        </text:list-item>
      </text:list>
      <text:p text:style-name="P5"/>
      <text:p text:style-name="P5"/>
      <text:h text:style-name="P19" text:outline-level="2">Individual Call-Signs for Each Receiver, or Not?</text:h>
      <text:p text:style-name="Text_20_body">Opinions are mixed on the question of having separate call-signs for each receiver (and transmitter), or not. <text:s/>Even the idea to use all 16 available <text:span text:style-name="T9">SSIDs</text:span> for a call-sign for something does get some opposition.</text:p>
      <text:list xml:id="list1118678844" text:style-name="L14">
        <text:list-item>
          <text:p text:style-name="P44">There is no license fee in most countries for receivers, and there is no need to limit used call signs only on those used for the site transmitters.</text:p>
        </text:list-item>
        <text:list-item>
          <text:p text:style-name="P44">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44">Transmitter call-signs are important, and there valid AX.25 format call-signs are mandatory.</text:p>
        </text:list-item>
      </text:list>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2">aprs.fi</text:span><text:span text:style-name="T4"> <text:s/>is able to show the path along which the position was heard.</text:span></text:p>
      <text:p text:style-name="Text_20_body"/>
      <text:h text:style-name="P19"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2">must not</text:span><text:span text:style-name="T5"> be manually configured to fixed exact minute. <text:s/>There are large peaks in APRSIS traffic because of people are beaconing out every 5 minutes, and every 10 minutes, at exact 5/10 minutes. <text:s text:c="2"/>(Common happening with e.g. </text:span><text:span text:style-name="T3">digi_ned.)</text:span></text:p>
      <text:p text:style-name="Text_20_body"><text:span text:style-name="T5">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0">Bresenham's</text:span><text:span text:style-name="T5"> line plotting algorithm.)</text:span></text:p>
      <text:p text:style-name="P53"><text:span text:style-name="Teletype"><text:span text:style-name="T13">float dt = (float)cycle_in_seconds;<text:line-break/>for (int i = 0; i &lt; number_of_beacons;++i) {<text:line-break/><text:tab/>beacon[i].tx_time = now + i * dt;<text:line-break/>}</text:span></text:span></text:p>
      <text:p text:style-name="P5">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5">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2">without</text:span><text:span text:style-name="T4"> any sort of distribution lists.</text:span></text:p>
      <text:p text:style-name="P10">Minimize the number of radio beacons!</text:p>
      <text:h text:style-name="P26" text:outline-level="3">Network beaconing</text:h>
      <text:p text:style-name="P5">Network beaconing cycle time can be up to 30 minutes.</text:p>
      <text:p text:style-name="P5">Network beaconing can also transmit positions and objects at much higher rate, than radio beaconing. <text:s/>Transmit time spread algorithm must be used.</text:p>
      <text:p text:style-name="P5">Net-beacons could also be bursting similar to radio beacon Persistence – within a reason.</text:p>
      <text:p text:style-name="P5"/>
      <text:h text:style-name="P24" text:outline-level="1">Configuration Language</text:h>
      <text:p text:style-name="Text_20_body">System configuration language has several semi-conflicting requirements:</text:p>
      <text:list xml:id="list1589675363" text:style-name="L15">
        <text:list-item>
          <text:p text:style-name="P46">Easy to use</text:p>
        </text:list-item>
        <text:list-item>
          <text:p text:style-name="P46">Minimal setup necessary for start</text:p>
        </text:list-item>
        <text:list-item>
          <text:p text:style-name="P45">Sensible defaults</text:p>
        </text:list-item>
        <text:list-item>
          <text:p text:style-name="P45">Self-documenting</text:p>
        </text:list-item>
        <text:list-item>
          <text:p text:style-name="P45">Efficient self-diagnostics</text:p>
        </text:list-item>
        <text:list-item>
          <text:p text:style-name="P45">Powerful – as ability to define complicated things</text:p>
        </text:list-item>
      </text:list>
      <text:p text:style-name="Text_20_body"/>
      <text:p text:style-name="Text_20_body">Examples of powerful, yet miserably complicated rule writing can be seen on <text:span text:style-name="T2">digi_ned</text:span>, and <text:span text:style-name="T2">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2">aprx</text:span><text:span text:style-name="T4"> <text:s/>configuration follows “minimal setup” and “easy to use” rules, it is even “self-documenting” and “self-diagnosing”, but its lack of power becomes apparent.</text:span></text:p>
      <text:p text:style-name="Text_20_body"><text:span text:style-name="T4">Some examples:</text:span></text:p>
      <text:list xml:id="list2145255999" text:style-name="L17">
        <text:list-item>
          <text:p text:style-name="P48"><text:span text:style-name="T4">radio serial <text:s text:c="2"/>/dev/ttyUSB0 <text:s/>19200 8n1 <text:s text:c="3"/>KISS <text:s/>callsign N0CALL-14</text:span></text:p>
        </text:list-item>
        <text:list-item>
          <text:p text:style-name="P49"><text:span text:style-name="T4">netbeacon for N0CALL-13 dest "APRS" via “NOGATE” symbol "R&amp;"<text:line-break/> lat "6016.30N" lon "02506.36E" comment "aprx - an Rx-only iGate"</text:span></text:p>
        </text:list-item>
      </text:list>
      <text:p text:style-name="Text_20_body"><text:span text:style-name="T4">The “radio serial” definition lacks handling of multiple TNCs using KISS device IDs, and there is no easy way to define subid/callsign pairs.</text:span></text:p>
      <text:p text:style-name="Text_20_body"><text:span text:style-name="T4">The “netbeacon” format can do only basic “!”-type location fix packets. Extending it to objects would probably cover 99% of wanted use cases.</text:span></text:p>
      <text:p text:style-name="Text_20_body"><text:span text:style-name="T4">Both have extremely long input lines, no input line folding is supported!</text:span></text:p>
      <text:p text:style-name="Text_20_body"><text:span text:style-name="T4"/></text:p>
      <text:p text:style-name="Text_20_body"><text:span text:style-name="T4"/></text:p>
      <text:h text:style-name="P19" text:outline-level="2"><text:span text:style-name="T4">APRSIS Interface Definition</text:span></text:h>
      <text:p text:style-name="Text_20_body"><text:span text:style-name="T4">There can be multiple APRSIS connections defined, although only one is used at any time.</text:span></text:p>
      <text:p text:style-name="Text_20_body"><text:span text:style-name="T4">Parameter sets controlling this functionality is non-trivial.</text:span></text:p>
      <text:p text:style-name="P61"><text:span text:style-name="T4">&lt;aprsis&gt;<text:line-break/> <text:s text:c="2"/>login <text:s/>= OH2XYZ-R1<text:line-break/> <text:s text:c="2"/>&lt;server finland.aprs2.net:14580&gt;<text:line-break/> <text:s text:c="5"/>heartbeat-timeout = 120 seconds<text:line-break/> <text:s text:c="5"/>filter = ....<text:line-break/> <text:s text:c="2"/>&lt;/server&gt;<text:line-break/> <text:s text:c="2"/>&lt;server rotate.aprs.net:14580&gt;<text:line-break/> <text:s text:c="5"/>heartbeat-timeout = 120 seconds<text:line-break/> <text:s text:c="5"/>filter = ....<text:line-break/> <text:s text:c="5"/>login <text:s/>= OH2XYZ-RX<text:line-break/> <text:s text:c="2"/>&lt;/server&gt;<text:line-break/>&lt;/aprsis&gt;</text:span></text:p>
      <text:h text:style-name="Heading_20_2" text:outline-level="2"><text:span text:style-name="T4">Radio Interface Definitions</text:span></text:h>
      <text:p text:style-name="Text_20_body"><text:span text:style-name="T4">Interfaces are of multitude, some are just plain serial ports, some can be accessed via Linux internal AX.25 network.</text:span></text:p>
      <text:p text:style-name="P60"><text:span text:style-name="Teletype"><text:span text:style-name="T11">&lt;interface&gt;<text:line-break/> <text:s text:c="2"/>serial-device = /dev/ttyUSB2 19200 8n1 KISS<text:line-break/> <text:s text:c="2"/>tx-ok <text:s text:c="8"/>= false<text:line-break/> <text:s text:c="2"/>&lt;kiss-subif 0&gt;<text:line-break/> <text:s text:c="5"/>callsign = OH2XYZ-2<text:line-break/> <text:s text:c="5"/>tx-ok <text:s text:c="3"/>= true<text:line-break/> <text:s text:c="2"/>&lt;/kiss-subif&gt;<text:line-break/> <text:s text:c="2"/>&lt;kiss-subif 1&gt;<text:line-break/> <text:s text:c="5"/>callsign = OH2XYZ-R2<text:line-break/> <text:s text:c="2"/>&lt;/kiss-subif&gt;<text:line-break/>&lt;/interface&gt;<text:line-break/>&lt;interface&gt;<text:line-break/> <text:s text:c="2"/>ax25-device = OH2XYZ-6<text:line-break/> <text:s text:c="2"/>tx-ok <text:s text:c="6"/>= true<text:line-break/>&lt;/interface&gt;</text:span></text:span></text:p>
      <text:p text:style-name="Text_20_body"><text:span text:style-name="Teletype"><text:span text:style-name="T4"/></text:span></text:p>
      <text:h text:style-name="P19" text:outline-level="2"><text:span text:style-name="T4">Digipeating Definitions</text:span></text:h>
      <text:p text:style-name="Text_20_body"><text:span text:style-name="T4">The powerfulness <text:s/>is necessary for controlled digipeating, where traffic from multiple sources gets transmutated to multiple destinations, with different rules for each of them.</text:span></text:p>
      <text:list xml:id="list1566898039" text:style-name="L16">
        <text:list-item>
          <text:p text:style-name="P47"><text:span text:style-name="T4">Destination device definition (refer to “serial radio” entry, or AX.25 network interface), must find a “tx-ok” feature flag on the interface definition.</text:span></text:p>
        </text:list-item>
        <text:list-item>
          <text:p text:style-name="P47"><text:span text:style-name="T4">Possible Tx-rate-limit parameters</text:span></text:p>
        </text:list-item>
        <text:list-item>
          <text:p text:style-name="P47"><text:span text:style-name="T4">Groups of:</text:span></text:p>
          <text:list>
            <text:list-item>
              <text:p text:style-name="P47"><text:span text:style-name="T4">Source device references (of “serial radio” or ax25-rxport callsigns, or “APRSIS” keyword)</text:span></text:p>
            </text:list-item>
            <text:list-item>
              <text:p text:style-name="P47"><text:span text:style-name="T4">Filter rules, if none are defined, source will not pass anything in. <text:s/>Can have also subtractive filters – “everything but not that”. <text:s/>Multiple filter entries are processed in sequence.</text:span></text:p>
            </text:list-item>
            <text:list-item>
              <text:p text:style-name="P47"><text:span text:style-name="T4">Digipeat limits – max requests, max executed hops.</text:span></text:p>
            </text:list-item>
            <text:list-item>
              <text:p text:style-name="P47"><text:span text:style-name="T4">Control of treat WIDEn-N as TRACEn-N or not. (Default: treat as TRACE)</text:span></text:p>
            </text:list-item>
            <text:list-item>
              <text:p text:style-name="P47"><text:span text:style-name="T4">Alternate keywords that are controlled as alias of “WIDEn-N”</text:span></text:p>
            </text:list-item>
            <text:list-item>
              <text:p text:style-name="P47"><text:span text:style-name="T4">Alternate keywords that are controlled as alias of “TRACEn-N”</text:span></text:p>
            </text:list-item>
            <text:list-item>
              <text:p text:style-name="P47"><text:span text:style-name="T4">Additional rate-limit parameters</text:span></text:p>
            </text:list-item>
          </text:list>
        </text:list-item>
      </text:list>
      <text:p text:style-name="Text_20_body"><text:span text:style-name="T4"/></text:p>
      <text:p text:style-name="Text_20_body"><text:span text:style-name="T4">Possible way to construct these groups is to have similar style of tag structure as Apache HTTPD does:</text:span></text:p>
      <text:p text:style-name="P60"><text:span text:style-name="Teletype"><text:span text:style-name="T11">&lt;digipeater&gt;<text:line-break/> <text:s text:c="2"/>transmit <text:s/>= OH2XYZ-2<text:tab/># to interface with callsign OH2XYZ-2<text:line-break/> <text:s text:c="2"/>ratelimit = 20<text:tab/><text:tab/># 10 posts per minute<text:line-break/> <text:s text:c="2"/>&lt;source&gt;<text:line-break/> <text:s text:c="6"/>source = OH2XYZ-2<text:tab/><text:tab/># Repeat what we hear on TX TNC<text:line-break/> <text:s text:c="6"/>filters = <text:s/>....<text:line-break/> <text:s text:c="2"/>&lt;/source&gt;<text:line-break/> <text:s text:c="2"/>&lt;source&gt;<text:line-break/> <text:s text:c="6"/>source = OH2XYZ-R2<text:tab/># include auxiliary RX TNC data<text:line-break/> <text:s text:c="6"/>filters = <text:s/>....<text:line-break/> <text:s text:c="2"/>&lt;/source&gt;<text:line-break/> <text:s text:c="2"/>&lt;source&gt;<text:line-break/> <text:s text:c="6"/>source = APRSIS<text:tab/><text:tab/># Tx-IGate some data too!<text:line-break/> <text:s text:c="6"/>filters = <text:s/>....<text:line-break/> <text:s text:c="2"/>&lt;/source&gt;<text:line-break/>&lt;/digipeater&gt;</text:span></text:span></text:p>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17 – <text:span text:style-name="MT1">Matti Aarnio</text:span>, OH2MQK</text:p>
      </style:header>
      <style:footer>
        <text:p text:style-name="MP2"><text:page-number text:select-page="current">13</text:page-number> /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30T06:07:41</dc:date>
    <dc:creator>Matti KP20NG</dc:creator>
    <meta:editing-duration>PT28H42M57S</meta:editing-duration>
    <meta:editing-cycles>323</meta:editing-cycles>
    <meta:generator>OpenOffice.org/3.1$Unix OpenOffice.org_project/310m19$Build-9420</meta:generator>
    <meta:document-statistic meta:table-count="0" meta:image-count="0" meta:object-count="0" meta:page-count="13" meta:paragraph-count="177" meta:word-count="3405" meta:character-count="21203"/>
  </office:meta>
</office:document-meta>
</file>